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boseMockInvocationLoggerTest.init_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erboseMockInvocationLoggerTest.should_print_invocation_with_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erboseMockInvocationLoggerTest.should_log_count_of_inter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erboseMockInvocationLoggerTest.should_print_to_system_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boseMockInvocationLoggerTest.should_print_if_method_has_not_been_stubb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erboseMockInvocationLoggerTest.should_print_stubbed_info_if_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erboseMockInvocationLoggerTest.should_print_invocation_with_return_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erboseMockInvocationLoggerTest.prin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boseMockInvocationLoggerTest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